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738E96ABA67EE5F8BB.png" manifest:media-type="image/png"/>
  <manifest:file-entry manifest:full-path="Pictures/10000201000002940000004D5233123D3373A555.png" manifest:media-type="image/png"/>
  <manifest:file-entry manifest:full-path="Pictures/100002010000023D0000004C37A60C61F5EBFE21.png" manifest:media-type="image/png"/>
  <manifest:file-entry manifest:full-path="Pictures/10000201000001D20000005353FF394FFC207AB4.png" manifest:media-type="image/png"/>
  <manifest:file-entry manifest:full-path="Pictures/100002010000023C0000004BBDB56FD88F6C1F0C.png" manifest:media-type="image/png"/>
  <manifest:file-entry manifest:full-path="Pictures/10000201000002490000017DBC0220DC4F2C79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eb15" officeooo:paragraph-rsid="0009eb15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aba6a" officeooo:paragraph-rsid="000aba6a" style:font-weight-asian="bold" style:font-weight-complex="bold"/>
    </style:style>
    <style:style style:name="P3" style:family="paragraph" style:parent-style-name="Standard">
      <style:text-properties fo:font-size="16pt" style:text-underline-style="none" fo:font-weight="bold" officeooo:rsid="0009eb15" officeooo:paragraph-rsid="0009eb1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style:text-underline-style="none" fo:font-weight="bold" officeooo:rsid="0009eb15" officeooo:paragraph-rsid="0009eb15" style:font-size-asian="14pt" style:font-weight-asian="bold" style:font-size-complex="14pt" style:font-weight-complex="bold"/>
    </style:style>
    <style:style style:name="T1" style:family="text">
      <style:text-properties officeooo:rsid="000aba6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ba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ycle-1</text:p>
      <text:p text:style-name="P4">Experiment-3:</text:p>
      <text:p text:style-name="P4"><text:s text:c="5"/></text:p>
      <text:p text:style-name="P4"><text:s text:c="3"/><text:span text:style-name="T1">1.</text:span> <text:span text:style-name="T1">echo</text:span></text:p>
      <text:p text:style-name="P4"/>
      <text:p text:style-name="P4"><draw:frame draw:style-name="fr1" draw:name="Image1" text:anchor-type="paragraph" svg:x="0.866cm" svg:y="0.212cm" svg:width="15.134cm" svg:height="1.88cm" draw:z-index="0"><draw:image xlink:href="Pictures/100002010000023C0000004BBDB56FD88F6C1F0C.png" xlink:type="simple" xlink:show="embed" xlink:actuate="onLoad" loext:mime-type="image/png"/></draw:frame></text:p>
      <text:p text:style-name="P4"/>
      <text:p text:style-name="P1"><draw:frame draw:style-name="fr2" draw:name="Image2" text:anchor-type="paragraph" svg:width="15.175cm" svg:height="10.081cm" draw:z-index="1"><draw:image xlink:href="Pictures/10000201000002490000017DBC0220DC4F2C79EA.png" xlink:type="simple" xlink:show="embed" xlink:actuate="onLoad" loext:mime-type="image/png"/></draw:frame><draw:frame draw:style-name="fr1" draw:name="Image3" text:anchor-type="paragraph" svg:x="0.707cm" svg:y="12.277cm" svg:width="14.58cm" svg:height="2.542cm" draw:z-index="2"><draw:image xlink:href="Pictures/10000201000001D20000005353FF394FFC207AB4.png" xlink:type="simple" xlink:show="embed" xlink:actuate="onLoad" loext:mime-type="image/png"/></draw:frame></text:p>
      <text:p text:style-name="P1"/>
      <text:p text:style-name="P2">2.read <text:s text:c="132"/></text:p>
      <text:p text:style-name="P2"/>
      <text:p text:style-name="P2"/>
      <text:p text:style-name="P2"><draw:frame draw:style-name="fr3" draw:name="Image4" text:anchor-type="paragraph" svg:width="15.526cm" svg:height="2.011cm" draw:z-index="3"><draw:image xlink:href="Pictures/100002010000023D0000004C37A60C61F5EBFE21.png" xlink:type="simple" xlink:show="embed" xlink:actuate="onLoad" loext:mime-type="image/png"/></draw:frame><text:s text:c="3"/></text:p>
      <text:p text:style-name="P2"/>
      <text:p text:style-name="P2"/>
      <text:p text:style-name="P2"/>
      <text:p text:style-name="P2"><draw:frame draw:style-name="fr4" draw:name="Image5" text:anchor-type="paragraph" svg:width="17cm" svg:height="1.983cm" draw:z-index="4"><draw:image xlink:href="Pictures/10000201000002940000004D5233123D3373A555.png" xlink:type="simple" xlink:show="embed" xlink:actuate="onLoad" loext:mime-type="image/png"/></draw:frame><text:soft-page-break/></text:p>
      <text:p text:style-name="P2"><draw:frame draw:style-name="fr4" draw:name="Image6" text:anchor-type="paragraph" svg:width="17cm" svg:height="3.776cm" draw:z-index="5"><draw:image xlink:href="Pictures/1000020100000374000000738E96ABA67EE5F8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18:39.072225185</meta:creation-date>
    <dc:date>2022-03-22T16:10:10.265401243</dc:date>
    <meta:editing-duration>PT9M50S</meta:editing-duration>
    <meta:editing-cycles>1</meta:editing-cycles>
    <meta:document-statistic meta:table-count="0" meta:image-count="6" meta:object-count="0" meta:page-count="2" meta:paragraph-count="6" meta:word-count="5" meta:character-count="177" meta:non-whitespace-character-count="32"/>
    <meta:generator>LibreOffice/6.0.7.3$Linux_X86_64 LibreOffice_project/00m0$Build-3</meta:generator>
  </office:meta>
</office:document-meta>
</file>